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erverNotFoundException.MBeanServerNotFoun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NotFoundException.MBeanServerNotFoun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